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" svg:font-family="FreeSans" style:font-family-generic="swiss"/>
    <style:font-face style:name="Noto Sans Devanagari1" svg:font-family="'Noto Sans Devanagari'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0.2958in" fo:margin-left="-0.2958in" table:align="left" style:may-break-between-rows="false" style:writing-mode="lr-tb"/>
    </style:style>
    <style:style style:name="Table1.A" style:family="table-column">
      <style:table-column-properties style:column-width="0.2958in"/>
    </style:style>
    <style:style style:name="Table1.1" style:family="table-row">
      <style:table-row-properties style:min-row-height="0.441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tb-rl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9pt" style:font-size-asian="9pt"/>
    </style:style>
    <style:style style:name="P6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7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12pt" style:font-weight-complex="bold"/>
    </style:style>
    <style:style style:name="P8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P10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fo:font-style="italic" style:font-style-asian="italic"/>
    </style:style>
    <style:style style:name="P11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officeooo:paragraph-rsid="001989f2"/>
    </style:style>
    <style:style style:name="P13" style:family="paragraph" style:parent-style-name="Text_20_body">
      <style:paragraph-properties>
        <style:tab-stops>
          <style:tab-stop style:position="0in"/>
        </style:tab-stops>
      </style:paragraph-properties>
      <style:text-properties fo:font-size="12pt" style:font-size-asian="12pt" style:font-size-complex="9pt"/>
    </style:style>
    <style:style style:name="P14" style:family="paragraph" style:parent-style-name="Text_20_body">
      <style:paragraph-properties fo:text-align="end" style:justify-single-word="false">
        <style:tab-stops>
          <style:tab-stop style:position="0in"/>
        </style:tab-stops>
      </style:paragraph-properties>
      <style:text-properties fo:font-size="12pt" style:font-size-asian="12pt" style:font-size-complex="14pt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fo:font-size="12pt" style:font-size-asian="12pt"/>
    </style:style>
    <style:style style:name="P16" style:family="paragraph" style:parent-style-name="Text_20_body">
      <style:paragraph-properties>
        <style:tab-stops>
          <style:tab-stop style:position="0in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9pt" style:font-weight-complex="bold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fo:font-size="9pt" style:font-size-asian="9pt" style:font-size-complex="9pt"/>
    </style:style>
    <style:style style:name="P18" style:family="paragraph" style:parent-style-name="Text_20_body">
      <style:paragraph-properties>
        <style:tab-stops>
          <style:tab-stop style:position="0in"/>
        </style:tab-stops>
      </style:paragraph-properties>
      <style:text-properties fo:font-size="9pt" officeooo:paragraph-rsid="001989f2" style:font-size-asian="9pt" style:font-size-complex="9pt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officeooo:rsid="001989f2" officeooo:paragraph-rsid="001989f2"/>
    </style:style>
    <style:style style:name="P20" style:family="paragraph" style:parent-style-name="Text_20_body">
      <style:paragraph-properties>
        <style:tab-stops>
          <style:tab-stop style:position="0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in" fo:margin-right="0in" fo:text-indent="0.5909in" style:auto-text-indent="false">
        <style:tab-stops>
          <style:tab-stop style:position="0in"/>
        </style:tab-stops>
      </style:paragraph-properties>
    </style:style>
    <style:style style:name="P22" style:family="paragraph" style:parent-style-name="Text_20_body">
      <style:paragraph-properties fo:margin-left="0in" fo:margin-right="0in" fo:text-indent="0.5909in" style:auto-text-indent="false">
        <style:tab-stops>
          <style:tab-stop style:position="0in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ext_20_body">
      <style:paragraph-properties fo:margin-left="0in" fo:margin-right="0in" fo:text-indent="0.5909in" style:auto-text-indent="false">
        <style:tab-stops>
          <style:tab-stop style:position="0in"/>
        </style:tab-stops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4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25" style:family="paragraph" style:parent-style-name="Основной_20_текст_20_с_20_отступом_20_2">
      <style:paragraph-properties fo:margin-left="0in" fo:margin-right="0in" fo:text-indent="0in" style:auto-text-indent="false"/>
    </style:style>
    <style:style style:name="P26" style:family="paragraph" style:parent-style-name="Text_20_body">
      <style:paragraph-properties fo:margin-left="0.8409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27" style:family="paragraph" style:parent-style-name="Text_20_body">
      <style:paragraph-properties fo:margin-left="0.5909in" fo:margin-right="0in" fo:text-indent="-0.5909in" style:auto-text-indent="false"/>
    </style:style>
    <style:style style:name="P28" style:family="paragraph" style:parent-style-name="Text_20_body">
      <style:paragraph-properties fo:margin-left="0.5909in" fo:margin-right="0in" fo:text-indent="-0.5909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ext_20_body">
      <style:paragraph-properties fo:margin-left="0.0783in" fo:margin-right="0.0783in" fo:text-indent="0in" style:auto-text-indent="false" style:snap-to-layout-grid="false">
        <style:tab-stops>
          <style:tab-stop style:position="0in"/>
        </style:tab-stops>
      </style:paragraph-properties>
      <style:text-properties fo:color="#ff6600" fo:font-size="10pt" fo:language="en" fo:country="US" style:font-size-asian="10pt"/>
    </style:style>
    <style:style style:name="P30" style:family="paragraph" style:parent-style-name="Основной_20_текст_20_с_20_отступом_20_2">
      <style:paragraph-properties fo:margin-left="0in" fo:margin-right="0in" fo:text-indent="3.7409in" style:auto-text-indent="false"/>
    </style:style>
    <style:style style:name="P31" style:family="paragraph" style:parent-style-name="Standard" style:master-page-name="Convert_20_4">
      <style:paragraph-properties style:page-number="auto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2" style:family="paragraph" style:parent-style-name="Text_20_body" style:master-page-name="Standard">
      <style:paragraph-properties fo:text-align="end" style:justify-single-word="false" style:page-number="auto">
        <style:tab-stops>
          <style:tab-stop style:position="0in"/>
        </style:tab-stops>
      </style:paragraph-properties>
    </style:style>
    <style:style style:name="P33" style:family="paragraph" style:parent-style-name="Text_20_body" style:list-style-name="WW8Num2"/>
    <style:style style:name="P34" style:family="paragraph" style:parent-style-name="Text_20_body" style:master-page-name="Convert_20_1">
      <style:paragraph-properties fo:text-align="end" style:justify-single-word="false" style:page-number="auto">
        <style:tab-stops>
          <style:tab-stop style:position="0in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Text_20_body" style:list-style-name="WW8Num4">
      <style:paragraph-properties fo:margin-left="0in" fo:margin-right="0in" fo:text-indent="0.5909in" style:auto-text-indent="false">
        <style:tab-stops>
          <style:tab-stop style:position="0in"/>
        </style:tab-stops>
      </style:paragraph-properties>
    </style:style>
    <style:style style:name="P36" style:family="paragraph" style:parent-style-name="Text_20_body" style:list-style-name="WW8Num5">
      <style:paragraph-properties fo:margin-left="0in" fo:margin-right="0in" fo:text-indent="0.5909in" style:auto-text-indent="false">
        <style:tab-stops>
          <style:tab-stop style:position="0in"/>
        </style:tab-stops>
      </style:paragraph-properties>
    </style:style>
    <style:style style:name="P37" style:family="paragraph" style:parent-style-name="Text_20_body" style:list-style-name="WW8Num6">
      <style:paragraph-properties fo:margin-left="0in" fo:margin-right="0in" fo:text-indent="0.5909in" style:auto-text-indent="false">
        <style:tab-stops>
          <style:tab-stop style:position="0in"/>
        </style:tab-stops>
      </style:paragraph-properties>
    </style:style>
    <style:style style:name="P38" style:family="paragraph" style:parent-style-name="Text_20_body" style:master-page-name="Convert_20_2">
      <style:paragraph-properties fo:text-align="end" style:justify-single-word="false" style:page-number="auto">
        <style:tab-stops>
          <style:tab-stop style:position="0in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Text_20_body" style:master-page-name="Convert_20_3">
      <style:paragraph-properties fo:text-align="end" style:justify-single-word="false" style:page-number="auto">
        <style:tab-stops>
          <style:tab-stop style:position="0in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Text_20_body" style:master-page-name="Convert_20_5">
      <style:paragraph-properties fo:text-align="end" style:justify-single-word="false" style:page-number="auto">
        <style:tab-stops>
          <style:tab-stop style:position="0in"/>
        </style:tab-stops>
      </style:paragraph-properties>
    </style:style>
    <style:style style:name="P41" style:family="paragraph" style:parent-style-name="Text_20_body" style:master-page-name="Convert_20_6">
      <style:paragraph-properties fo:text-align="end" style:justify-single-word="false" style:page-number="auto">
        <style:tab-stops>
          <style:tab-stop style:position="0in"/>
        </style:tab-stops>
      </style:paragraph-properties>
    </style:style>
    <style:style style:name="T1" style:family="text">
      <style:text-properties style:font-size-complex="14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9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1989f2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22cf1a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solid" style:text-underline-width="auto" style:text-underline-color="font-color" fo:font-weight="normal" officeooo:rsid="0022cf1a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2cf1a" style:font-size-asian="14pt" style:font-weight-asian="bold" style:font-size-complex="14pt" style:font-weight-complex="bold"/>
    </style:style>
    <style:style style:name="T1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22cf1a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e50b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f0fe5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1e50bc"/>
    </style:style>
    <style:style style:name="T22" style:family="text">
      <style:text-properties style:text-underline-style="solid" style:text-underline-width="auto" style:text-underline-color="font-color" officeooo:rsid="001f0fe5"/>
    </style:style>
    <style:style style:name="T23" style:family="text">
      <style:text-properties style:text-underline-style="solid" style:text-underline-width="auto" style:text-underline-color="font-color" officeooo:rsid="0022cf1a"/>
    </style:style>
    <style:style style:name="T24" style:family="text">
      <style:text-properties style:text-underline-style="solid" style:text-underline-width="auto" style:text-underline-color="font-color" officeooo:rsid="0023daf4"/>
    </style:style>
    <style:style style:name="T25" style:family="text">
      <style:text-properties style:text-underline-style="solid" style:text-underline-width="auto" style:text-underline-color="font-color" officeooo:rsid="0024814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officeooo:rsid="0022cf1a"/>
    </style:style>
    <style:style style:name="T32" style:family="text">
      <style:text-properties style:text-line-through-style="none" style:text-line-through-type="none" fo:font-weight="bold" style:font-weight-asian="bold" style:font-weight-complex="bold"/>
    </style:style>
    <style:style style:name="T33" style:family="text">
      <style:text-properties officeooo:rsid="001831c0"/>
    </style:style>
    <style:style style:name="T34" style:family="text">
      <style:text-properties officeooo:rsid="001989f2"/>
    </style:style>
    <style:style style:name="T35" style:family="text">
      <style:text-properties officeooo:rsid="001b9039"/>
    </style:style>
    <style:style style:name="T36" style:family="text">
      <style:text-properties officeooo:rsid="001e50b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e50bc" style:font-weight-asian="normal" style:font-weight-complex="normal"/>
    </style:style>
    <style:style style:name="T39" style:family="text">
      <style:text-properties officeooo:rsid="0022cf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4">ПУ «Браславгаз»</text:p>
      <text:p text:style-name="P3"><text:s text:c="242"/></text:p>
      <text:p text:style-name="P5"><text:s text:c="126"/></text:p>
      <text:p text:style-name="P25"><text:s text:c="91"/><text:span text:style-name="T1">УТВЕРЖДАЮ</text:span></text:p>
      <text:p text:style-name="P25"><text:span text:style-name="T2"><text:s text:c="106"/></text:span><text:span text:style-name="T7">Директор</text:span></text:p>
      <text:p text:style-name="P25"><text:s text:c="93"/><text:span text:style-name="T27">должность</text:span></text:p>
      <text:p text:style-name="P25"><text:span text:style-name="T2"><text:s text:c="106"/></text:span><text:span text:style-name="T4"><text:s/>_________</text:span><text:span text:style-name="T6">___________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19">контрольно-измерительн<text:span text:style-name="T35">ого</text:span> прибор<text:span text:style-name="T35">а</text:span></text:p>
      <text:p text:style-name="P10"/>
      <text:p text:style-name="P11">г.Браслав <text:s text:c="76"/><text:span text:style-name="T16"><text:s/>" <text:s text:c="4"/>"_________20 <text:s text:c="2"/>_г</text:span></text:p>
      <text:p text:style-name="P11"/>
      <text:p text:style-name="P21">Адрес <text:span text:style-name="T33">объекта</text:span> :<text:span text:style-name="T21">Браслав,ул.Октября,д.39</text:span><text:span text:style-name="T26">_____________________</text:span></text:p>
      <text:p text:style-name="P21">Наименование <text:span text:style-name="T34">контрольно-измерительного прибора</text:span>:<text:span text:style-name="T21">PC-28/Ex/0-</text:span><text:span text:style-name="T25">0.4м</text:span><text:span text:style-name="T21">Па/</text:span></text:p>
      <text:p text:style-name="P21">Тип (заводской номер):<text:span text:style-name="T21">051802</text:span><text:span text:style-name="T25">04</text:span></text:p>
      <text:p text:style-name="P21">Год выпуска:<text:span text:style-name="T17">_</text:span><text:span text:style-name="T19">2018</text:span><text:span text:style-name="T17">_________</text:span></text:p>
      <text:p text:style-name="P24">Срок эксплуатации по <text:s text:c="2"/>техническим <text:s/>нормативным правовым актам,лет:_<text:span text:style-name="T21">6лет_</text:span></text:p>
      <text:p text:style-name="P21">Комиссия в составе: <text:s/><text:span text:style-name="T18">__</text:span><text:span text:style-name="T19">главный инженер — Дащёнок В.И.</text:span><text:span text:style-name="T18">______</text:span></text:p>
      <text:p text:style-name="P22"><text:s/><text:span text:style-name="T37"><text:s/>__</text:span><text:span text:style-name="T38">ведущий экономист — Ахрамейка Е.Н.</text:span><text:span text:style-name="T37">_____________________</text:span></text:p>
      <text:p text:style-name="P23">___<text:span text:style-name="T36">мастер — Пожарский И.И.</text:span>___________________________________</text:p>
      <text:p text:style-name="P11"><text:span text:style-name="T2"><text:s text:c="96"/></text:span><text:span text:style-name="T27"><text:s/></text:span></text:p>
      <text:p text:style-name="P20"/>
      <text:p text:style-name="P15"><text:s text:c="48"/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_</text:span><text:span text:style-name="T19">завышенные показания</text:span><text:span text:style-name="T18">_</text:span><text:span text:style-name="T17">___________</text:span>___</text:p>
      <text:list xml:id="list2907406794" text:style-name="WW8Num2">
        <text:list-item>
          <text:p text:style-name="P33">Оценка технического состояния:<text:span text:style-name="T16"> </text:span><text:span text:style-name="T22">неудовлетворительное</text:span></text:p>
        </text:list-item>
        <text:list-item>
          <text:p text:style-name="P33">Рекомендации по дальнейшему использованию<text:span text:style-name="T37">_</text:span><text:span text:style-name="T20">эксплуатация____</text:span><text:span text:style-name="T22"> запрещена</text:span><text:span text:style-name="T16">_</text:span></text:p>
        </text:list-item>
        <text:list-item>
          <text:p text:style-name="P33"><text:span text:style-name="T18">В</text:span><text:span text:style-name="T30">ыявленные нарушения_______________________________________</text:span></text:p>
        </text:list-item>
      </text:list>
      <text:p text:style-name="P26">____________________________________________________________</text:p>
      <text:p text:style-name="P28"/>
      <text:p text:style-name="P27"><text:s text:c="2"/>Подписи членов комиссии: <text:s text:c="2"/>_____________ <text:s text:c="3"/><text:span text:style-name="T16">_____</text:span><text:span text:style-name="T23">Дащ</text:span><text:span text:style-name="T24">ё</text:span><text:span text:style-name="T23">нок В.И.</text:span><text:span text:style-name="T16">__</text:span></text:p>
      <text:p text:style-name="P27"><text:s text:c="54"/><text:span text:style-name="T27"><text:s text:c="6"/>подпись <text:s text:c="37"/>инициалы, фамилия</text:span></text:p>
      <text:p text:style-name="P27"><text:span text:style-name="T2"><text:s text:c="62"/>_______________ <text:s text:c="3"/></text:span><text:span text:style-name="T6">____</text:span><text:span text:style-name="T10">Ахрамейка Е.Н.__</text:span></text:p>
      <text:p text:style-name="P11"><text:s text:c="58"/><text:span text:style-name="T27">подпись <text:s text:c="37"/>инициалы, фамилия </text:span></text:p>
      <text:p text:style-name="P12"><text:span text:style-name="T27"><text:s text:c="81"/></text:span><text:span text:style-name="T3"><text:s text:c="2"/>_______________ <text:s text:c="3"/></text:span><text:span text:style-name="T9">____</text:span><text:span text:style-name="T10">Пожарский</text:span><text:span text:style-name="T9">_</text:span><text:span text:style-name="T10">И.И._</text:span></text:p>
      <text:p text:style-name="P18"><text:s text:c="90"/>подпись <text:s text:c="37"/>инициалы, фамилия </text:p>
      <text:p text:style-name="P4"/>
      <text:p text:style-name="P4"/>
      <text:p text:style-name="P8"><text:span text:style-name="T33">Мастер телеметрии</text:span>: _______________ <text:s text:c="8"/><text:span text:style-name="T16">______</text:span><text:span text:style-name="T23">Генис Д.И.</text:span><text:span text:style-name="T16">_____</text:span></text:p>
      <text:p text:style-name="Standard"><text:span text:style-name="T13"><text:s text:c="37"/></text:span><text:span text:style-name="T28"><text:s text:c="12"/>подпись <text:s text:c="43"/>инициалы фамилия</text:span></text:p>
      <text:p text:style-name="P6"/>
      <text:p text:style-name="P4"/>
      <text:p text:style-name="P4"><text:soft-page-break/></text:p>
      <text:p text:style-name="P34"/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<text:s/>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И.Дащенок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4"/><text:span text:style-name="T16"><text:s/>" <text:s text:c="4"/>"_________2020_г</text:span></text:p>
      <text:p text:style-name="P11"/>
      <text:p text:style-name="P21">Адрес потребителя газа:<text:span text:style-name="T26">_________________________________________</text:span></text:p>
      <text:p text:style-name="P21">Наименование газоиспользующего оборудования:<text:span text:style-name="T17">____________________</text:span></text:p>
      <text:p text:style-name="P21">Тип (заводской номер) <text:s/><text:span text:style-name="T17">________________</text:span></text:p>
      <text:p text:style-name="P21">Год выпуска <text:s text:c="5"/><text:span text:style-name="T17">__________</text:span></text:p>
      <text:p text:style-name="P24">Срок эксплуатации по <text:s text:c="2"/>техническим <text:s/>нормативным правовым актам,лет ______</text:p>
      <text:p text:style-name="P21">Комиссия в составе: <text:s/><text:span text:style-name="T17">____________________________________</text:span></text:p>
      <text:p text:style-name="P22"><text:s text:c="2"/>_______________________________________________________</text:p>
      <text:p text:style-name="P22">_________________________________________________________</text:p>
      <text:p text:style-name="P11"><text:span text:style-name="T2"><text:s text:c="96"/></text:span><text:span text:style-name="T27"><text:s/></text:span></text:p>
      <text:p text:style-name="P11">потребитель газа <text:s text:c="2"/><text:span text:style-name="T11">______________________________________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_____________</text:span>___________</text:p>
      <text:p text:style-name="P21">2.Оценка технического состояния______________________________</text:p>
      <text:p text:style-name="P21">3.Рекомендации по дальнейшему использованию__<text:span text:style-name="T17">_________________</text:span></text:p>
      <text:p text:style-name="P21"><text:span text:style-name="T18">4.В</text:span><text:span text:style-name="T30">ыявленные нарушения_______________________________________</text:span></text:p>
      <text:p text:style-name="P26">____________________________________________________________</text:p>
      <text:p text:style-name="P28"/>
      <text:p text:style-name="P27"><text:s text:c="2"/>Подписи членов комиссии: <text:s text:c="2"/>_____________ <text:s text:c="3"/>__________________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_____________________</text:span></text:p>
      <text:p text:style-name="P11"><text:s text:c="56"/><text:span text:style-name="T27">подпись <text:s text:c="22"/>инициалы, фамилия </text:span></text:p>
      <text:p text:style-name="P4"/>
      <text:p text:style-name="P4"/>
      <text:p text:style-name="P8">Потребитель газа: _______________ <text:s text:c="10"/>______________________</text:p>
      <text:p text:style-name="Standard"><text:span text:style-name="T13"><text:s text:c="37"/></text:span><text:span text:style-name="T28"><text:s text:c="2"/>подпись <text:s text:c="43"/>инициалы фамилия</text:span></text:p>
      <text:p text:style-name="P6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<text:s/>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И.Дащенок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4"/><text:span text:style-name="T16"><text:s/>" 13 "__января__2020_г</text:span></text:p>
      <text:p text:style-name="P11"/>
      <text:p text:style-name="P21">Адрес потребителя газа: <text:span text:style-name="T26">Отделение Браславской гимназии аг.Иказнь ул.Школьная д.5</text:span><text:span text:style-name="T32">.</text:span></text:p>
      <text:p text:style-name="P21">Наименование газоиспользующего оборудования:<text:span text:style-name="T16"> </text:span><text:span text:style-name="T17">ПГ-4 <text:s/>Брест-1465</text:span></text:p>
      <text:p text:style-name="P21">Тип (заводской номер) <text:s text:c="3"/><text:span text:style-name="T17">№б/н</text:span></text:p>
      <text:p text:style-name="P21">Год выпуска <text:s text:c="5"/><text:span text:style-name="T17">_1999_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26">Коваленок А.Л</text:span><text:span text:style-name="T11">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p text:style-name="P21">2. Оценка технического состояния_______<text:span text:style-name="T17">неудовлетворительное</text:span>_</text:p>
      <text:p text:style-name="P21">3. Рекомендации по дальнейшему использованию__<text:span text:style-name="T17">эксплуатация</text:span></text:p>
      <text:p text:style-name="P22"><text:s text:c="8"/>запрещена <text:s/></text:p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А.Л.Коваленок</text:span></text:p>
      <text:p text:style-name="P11"><text:s text:c="56"/><text:span text:style-name="T27">подпись <text:s text:c="22"/>инициалы, фамилия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И.Дащенок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16_"__июня__2020_г</text:p>
      <text:p text:style-name="P11"/>
      <text:p text:style-name="P21">Адрес потребителя газа: <text:span text:style-name="T17">Браславская ЦРБ, ул.Советская д.138</text:span></text:p>
      <text:p text:style-name="P21">Наименование газоиспользующего оборудования:<text:span text:style-name="T16"> </text:span><text:span text:style-name="T17">ПГ-4 <text:s text:c="4"/>мод. 02ЛГ</text:span></text:p>
      <text:p text:style-name="P21">Тип (заводской номер) <text:s text:c="33"/><text:span text:style-name="T17">16745</text:span></text:p>
      <text:p text:style-name="P21">Год выпуска <text:s text:c="42"/><text:span text:style-name="T18"><text:s/>__</text:span><text:span text:style-name="T17">1978</text:span><text:span text:style-name="T18">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Понтелейко А.Т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list xml:id="list1804304397" text:style-name="WW8Num4">
        <text:list-item>
          <text:list>
            <text:list-item>
              <text:list>
                <text:list-item>
                  <text:p text:style-name="P35">Обнаружены дефекты___<text:span text:style-name="T17">физический износ</text:span>___________</text:p>
                </text:list-item>
                <text:list-item>
                  <text:p text:style-name="P35">Оценка технического состояния_______<text:span text:style-name="T17">неудовлетворительное</text:span>__</text:p>
                </text:list-item>
                <text:list-item>
                  <text:p text:style-name="P35">Рекомендации по дальнейшему использованию__<text:span text:style-name="T17">эксплуатация запрещена <text:s/></text:span></text:p>
                </text:list-item>
              </text:list>
            </text:list-item>
          </text:list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И.Дащенок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16_"__июня__2020_г</text:p>
      <text:p text:style-name="P11"/>
      <text:p text:style-name="P21">Адрес потребителя газа: <text:span text:style-name="T17">Плюсская врачебная амбулатория</text:span></text:p>
      <text:p text:style-name="P21">Наименование газоиспользующего оборудования:<text:span text:style-name="T16"> </text:span><text:span text:style-name="T17">ПГ-4 <text:s text:c="4"/>мод. 1457-02</text:span></text:p>
      <text:p text:style-name="P21">Тип (заводской номер) <text:s text:c="33"/><text:span text:style-name="T17">006521</text:span></text:p>
      <text:p text:style-name="P21">Год выпуска <text:s text:c="42"/><text:span text:style-name="T18"><text:s/>__</text:span><text:span text:style-name="T17">1991</text:span><text:span text:style-name="T18">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Понтелейко А.Т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list xml:id="list143836138175765" text:continue-numbering="true" text:style-name="WW8Num4">
        <text:list-item>
          <text:list>
            <text:list-item>
              <text:list>
                <text:list-item>
                  <text:p text:style-name="P35">Обнаружены дефекты___<text:span text:style-name="T17">физический износ</text:span>___________</text:p>
                </text:list-item>
                <text:list-item>
                  <text:p text:style-name="P35">Оценка технического состояния_______<text:span text:style-name="T17">неудовлетворительное</text:span>__</text:p>
                </text:list-item>
                <text:list-item>
                  <text:p text:style-name="P35">Рекомендации по дальнейшему использованию__<text:span text:style-name="T17">эксплуатация запрещена <text:s/></text:span></text:p>
                </text:list-item>
              </text:list>
            </text:list-item>
          </text:list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6"/>
      <text:p text:style-name="P16"/>
      <text:p text:style-name="P16"/>
      <text:p text:style-name="P16"/>
      <text:p text:style-name="P4"/>
      <text:p text:style-name="P4"/>
      <text:p text:style-name="P4"/>
      <text:p text:style-name="P4"/>
      <text:p text:style-name="P4"/>
      <text:p text:style-name="P7"/>
      <text:p text:style-name="P25"><text:soft-page-break/><text:s text:c="92"/><text:span text:style-name="T1">УТВЕРЖДАЮ</text:span></text:p>
      <text:p text:style-name="P25"><text:span text:style-name="T2"><text:s text:c="106"/></text:span><text:span text:style-name="T6">Главный <text:s/>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И.Дащенок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4"/><text:span text:style-name="T16"><text:s/>" 16 "__июня__2020_г</text:span></text:p>
      <text:p text:style-name="P11"/>
      <text:p text:style-name="P21">Адрес потребителя газа: <text:span text:style-name="T32">Браславская ЦРБ , ул. Советская д.138</text:span></text:p>
      <text:p text:style-name="P21">Наименование газоиспользующего оборудования:<text:span text:style-name="T16"> </text:span><text:span text:style-name="T17">Баллоны <text:s/>газовые в <text:s text:c="3"/>кол-ве 7шт.</text:span></text:p>
      <text:p text:style-name="P21">Тип (заводской номер) <text:s text:c="3"/><text:span text:style-name="T17">№б/н</text:span></text:p>
      <text:p text:style-name="P21">Год выпуска <text:s text:c="5"/><text:span text:style-name="T17">_не установлен_</text:span></text:p>
      <text:p text:style-name="P21"/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П<text:span text:style-name="T26">онтелейко А.Т.</text:span><text:span text:style-name="T11">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<text:span text:style-name="T16">__</text:span><text:span text:style-name="T17">закупорка вентиля,трещины на корпусе ,</text:span></text:p>
      <text:p text:style-name="P22"><text:s/>отсутствие паспорта баллона._</text:p>
      <text:p text:style-name="P21">2. Оценка технического состояния_______<text:span text:style-name="T17">неудовлетворительное</text:span>_</text:p>
      <text:p text:style-name="P21">3. Рекомендации по дальнейшему использованию__<text:span text:style-name="T17">эксплуатация</text:span></text:p>
      <text:p text:style-name="P22"><text:s text:c="8"/>запрещена <text:s/></text:p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<text:s/>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И.Дащенок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4"/><text:span text:style-name="T16"><text:s/>" 04 "__ноября__2019_г</text:span></text:p>
      <text:p text:style-name="P11"/>
      <text:p text:style-name="P21">Адрес потребителя газа: <text:span text:style-name="T26">Плюсская ясли-сад-</text:span><text:span text:style-name="T32">базовая школа Браславского района.</text:span></text:p>
      <text:p text:style-name="P21">Наименование газоиспользующего оборудования:<text:span text:style-name="T16"> </text:span><text:span text:style-name="T17">ПГ-4 <text:s/>Брест4514</text:span></text:p>
      <text:p text:style-name="P21">Тип (заводской номер) <text:s text:c="3"/><text:span text:style-name="T17">№б/н</text:span></text:p>
      <text:p text:style-name="P21">Год выпуска <text:s text:c="5"/><text:span text:style-name="T17">_1981_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26">Беспрозванная И.А</text:span><text:span text:style-name="T11">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list xml:id="list143835700423585" text:continue-list="list2907406794" text:style-name="WW8Num2">
        <text:list-item>
          <text:p text:style-name="P33">Оценка технического состояния_______<text:span text:style-name="T17">неудовлетворительное</text:span>__</text:p>
        </text:list-item>
        <text:list-item>
          <text:p text:style-name="P33">Рекомендации по дальнейшему использованию__<text:span text:style-name="T17">эксплуатация запрещена <text:s/></text:span></text:p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И.А.Беспрозванная</text:span></text:p>
      <text:p text:style-name="P11"><text:s text:c="56"/><text:span text:style-name="T27">подпись <text:s text:c="22"/>инициалы, фамилия </text:span></text:p>
      <text:p text:style-name="P4"/>
      <text:p text:style-name="P4"/>
      <text:p text:style-name="P4"/>
      <text:p text:style-name="P4"/>
      <text:p text:style-name="P4"/>
      <text:p text:style-name="P38"/>
      <text:p text:style-name="P4"><text:s text:c="2"/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Зам.главного инженера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И.Ч.Корсак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4"/><text:span text:style-name="T16"><text:s/>"12"__апреля__2018_г</text:span></text:p>
      <text:p text:style-name="P11"/>
      <text:p text:style-name="P21">Адрес потребителя газа: <text:span text:style-name="T17">Видзовская участковая больница</text:span></text:p>
      <text:p text:style-name="P21">Наименование газоиспользующего оборудования:<text:span text:style-name="T16"> </text:span><text:span text:style-name="T17">ПГ-4 <text:s/>Брест1457-2</text:span></text:p>
      <text:p text:style-name="P21">Тип (заводской номер) <text:s text:c="3"/><text:span text:style-name="T17">№042434</text:span></text:p>
      <text:p text:style-name="P21">Год выпуска <text:s text:c="5"/><text:span text:style-name="T17">_1992_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Понтелейко А.Т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list xml:id="list143835193168511" text:continue-numbering="true" text:style-name="WW8Num2">
        <text:list-item>
          <text:p text:style-name="P33">Оценка технического состояния_______<text:span text:style-name="T17">неудовлетворительное</text:span>__</text:p>
        </text:list-item>
        <text:list-item>
          <text:p text:style-name="P33">Рекомендации по дальнейшему использованию__<text:span text:style-name="T17">эксплуатация запрещена <text:s/></text:span></text:p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4"/>
      <text:p text:style-name="P4"/>
      <text:p text:style-name="P4"/>
      <text:p text:style-name="P4"/>
      <text:p text:style-name="P4"/>
      <text:p text:style-name="P4"/>
      <text:p text:style-name="P39"/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4"/><text:span text:style-name="T16"><text:s/>"29"__марта__2018_г</text:span></text:p>
      <text:p text:style-name="P11"/>
      <text:p text:style-name="P21">Адрес потребителя газа: <text:span text:style-name="T17">гп.Друя ул.Мостовая, д.2</text:span></text:p>
      <text:p text:style-name="P21">Наименование газоиспользующего оборудования:<text:span text:style-name="T16"> </text:span><text:span text:style-name="T17">ПГ-4</text:span></text:p>
      <text:p text:style-name="P21">Тип (заводской номер) <text:s text:c="3"/>________________</text:p>
      <text:p text:style-name="P21">Год выпуска <text:s text:c="5"/>_______________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Кондратьева Г.В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list xml:id="list143835340298534" text:continue-numbering="true" text:style-name="WW8Num2">
        <text:list-item>
          <text:p text:style-name="P33">Оценка технического состояния_______<text:span text:style-name="T17">неудовлетворительное</text:span>__</text:p>
        </text:list-item>
        <text:list-item>
          <text:p text:style-name="P33">Рекомендации по дальнейшему использованию__<text:span text:style-name="T17">эксплуатация запрещена <text:s/></text:span></text:p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Г.В.Кондратьева</text:span></text:p>
      <text:p text:style-name="P11"><text:s text:c="56"/><text:span text:style-name="T27">подпись <text:s text:c="22"/>инициалы, фамилия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23_"__октября__2017_г</text:p>
      <text:p text:style-name="P11"/>
      <text:p text:style-name="P21">Адрес потребителя газа: <text:span text:style-name="T17">Быстромовский ФАП</text:span></text:p>
      <text:p text:style-name="P21">Наименование газоиспользующего оборудования:<text:span text:style-name="T16"> </text:span><text:span text:style-name="T17">ПГ-2</text:span></text:p>
      <text:p text:style-name="P21">Тип (заводской номер) <text:s text:c="36"/><text:span text:style-name="T16"><text:s text:c="2"/>44008-УП</text:span></text:p>
      <text:p text:style-name="P21">Год выпуска <text:s text:c="42"/><text:span text:style-name="T18"><text:s/>__</text:span><text:span text:style-name="T17">-</text:span><text:span text:style-name="T18">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Понтелейко А.Т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list xml:id="list143836770980701" text:continue-numbering="true" text:style-name="WW8Num2">
        <text:list-item>
          <text:p text:style-name="P33">Оценка технического состояния_______<text:span text:style-name="T17">неудовлетворительное</text:span>__</text:p>
        </text:list-item>
        <text:list-item>
          <text:p text:style-name="P33">Рекомендации по дальнейшему использованию__<text:span text:style-name="T17">эксплуатация запрещена <text:s/></text:span></text:p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"/>
          </table:table-cell>
        </table:table-row>
      </table:table>
      <text:p text:style-name="P40">ФОРМА <text:s/>15-ВДГ</text:p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25_"__октября__2017_г</text:p>
      <text:p text:style-name="P11"/>
      <text:p text:style-name="P21">Адрес потребителя газа: <text:span text:style-name="T17">ул.Ленинская кафе «Сузорье»</text:span></text:p>
      <text:p text:style-name="P21">Наименование газоиспользующего оборудования:<text:span text:style-name="T16"> </text:span><text:span text:style-name="T17">ПГ-4</text:span></text:p>
      <text:p text:style-name="P21">Тип (модель) <text:s text:c="36"/><text:span text:style-name="T16"><text:s text:c="2"/>1457-2</text:span></text:p>
      <text:p text:style-name="P21">Год выпуска <text:s text:c="42"/><text:span text:style-name="T18"><text:s/>__</text:span><text:span text:style-name="T17">2003г.</text:span><text:span text:style-name="T18">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</text:span><text:span text:style-name="T6">Лапко Т.З,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list xml:id="list143835079793516" text:continue-numbering="true" text:style-name="WW8Num2">
        <text:list-item>
          <text:p text:style-name="P33">Оценка технического состояния_______<text:span text:style-name="T17">неудовлетворительное</text:span>__</text:p>
        </text:list-item>
        <text:list-item>
          <text:p text:style-name="P33">Рекомендации по дальнейшему использованию__<text:span text:style-name="T17">эксплуатация запрещена <text:s/></text:span></text:p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Т.З.Лапко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23_"__октября__2017_г</text:p>
      <text:p text:style-name="P11"/>
      <text:p text:style-name="P21">Адрес потребителя газа: <text:span text:style-name="T17">Дубровский ФАП</text:span></text:p>
      <text:p text:style-name="P21">Наименование газоиспользующего оборудования:<text:span text:style-name="T16"> </text:span><text:span text:style-name="T17">ПГ-2 </text:span></text:p>
      <text:p text:style-name="P21">Тип (заводской номер) <text:s text:c="33"/><text:span text:style-name="T17">38765-УП</text:span></text:p>
      <text:p text:style-name="P21">Год выпуска <text:s text:c="42"/><text:span text:style-name="T18"><text:s/>__</text:span><text:span text:style-name="T17">1978</text:span><text:span text:style-name="T18">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Понтелейко А.Т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list xml:id="list143835374808209" text:continue-list="list143836138175765" text:style-name="WW8Num4">
        <text:list-item>
          <text:list>
            <text:list-item>
              <text:list>
                <text:list-item>
                  <text:p text:style-name="P35">Обнаружены дефекты___<text:span text:style-name="T17">физический износ</text:span>___________</text:p>
                </text:list-item>
                <text:list-item>
                  <text:p text:style-name="P35">Оценка технического состояния_______<text:span text:style-name="T17">неудовлетворительное</text:span>__</text:p>
                </text:list-item>
                <text:list-item>
                  <text:p text:style-name="P35">Рекомендации по дальнейшему использованию__<text:span text:style-name="T17">эксплуатация запрещена <text:s/></text:span></text:p>
                </text:list-item>
              </text:list>
            </text:list-item>
          </text:list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23_"__октября__2017_г</text:p>
      <text:p text:style-name="P11"/>
      <text:p text:style-name="P21">Адрес потребителя газа: <text:span text:style-name="T17">Замошский ФАП</text:span></text:p>
      <text:p text:style-name="P21">Наименование газоиспользующего оборудования:<text:span text:style-name="T16"> </text:span><text:span text:style-name="T17">ПГ-2 </text:span></text:p>
      <text:p text:style-name="P21">Тип (заводской номер) <text:s text:c="38"/><text:span text:style-name="T17">244068-УП</text:span></text:p>
      <text:p text:style-name="P21">Год выпуска <text:s text:c="42"/><text:span text:style-name="T18"><text:s/>__</text:span><text:span text:style-name="T17">1976</text:span><text:span text:style-name="T18">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Понтелейко А.Т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list xml:id="list3268108163" text:style-name="WW8Num5">
        <text:list-item>
          <text:list>
            <text:list-item>
              <text:list>
                <text:list-item>
                  <text:p text:style-name="P36">Обнаружены дефекты___<text:span text:style-name="T17">физический износ</text:span>___________</text:p>
                </text:list-item>
                <text:list-item>
                  <text:p text:style-name="P36">Оценка технического состояния_______<text:span text:style-name="T17">неудовлетворительное</text:span>__</text:p>
                </text:list-item>
                <text:list-item>
                  <text:p text:style-name="P36">Рекомендации по дальнейшему использованию__<text:span text:style-name="T17">эксплуатация запрещена <text:s/></text:span></text:p>
                </text:list-item>
              </text:list>
            </text:list-item>
          </text:list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4"><text:soft-page-break/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23_"__октября__2017_г</text:p>
      <text:p text:style-name="P11"/>
      <text:p text:style-name="P21">Адрес потребителя газа:<text:span text:style-name="T17">Карасинский ФАП</text:span></text:p>
      <text:p text:style-name="P21">Наименование газоиспользующего оборудования:<text:span text:style-name="T16"> </text:span><text:span text:style-name="T17">ПГ-42</text:span></text:p>
      <text:p text:style-name="P21">Тип (заводской номер) <text:s text:c="30"/><text:span text:style-name="T17">134086-УП</text:span></text:p>
      <text:p text:style-name="P21">Год выпуска <text:s text:c="42"/><text:span text:style-name="T18"><text:s/>__</text:span><text:span text:style-name="T17">1986</text:span><text:span text:style-name="T18">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Понтелейко А.Т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list xml:id="list2531049402" text:style-name="WW8Num6">
        <text:list-item>
          <text:list>
            <text:list-item>
              <text:list>
                <text:list-item>
                  <text:p text:style-name="P37">Обнаружены дефекты___<text:span text:style-name="T17">физический износ</text:span>___________</text:p>
                </text:list-item>
                <text:list-item>
                  <text:p text:style-name="P37">Оценка технического состояния_______<text:span text:style-name="T17">неудовлетворительное</text:span>__</text:p>
                </text:list-item>
                <text:list-item>
                  <text:p text:style-name="P37">Рекомендации по дальнейшему использованию__<text:span text:style-name="T17">эксплуатация <text:s/>запрещена <text:s/></text:span></text:p>
                </text:list-item>
              </text:list>
            </text:list-item>
          </text:list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2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23_"__октября__2017_г</text:p>
      <text:p text:style-name="P11"/>
      <text:p text:style-name="P21">Адрес потребителя газа: <text:span text:style-name="T17">Межанский ФАП</text:span></text:p>
      <text:p text:style-name="P21">Наименование газоиспользующего оборудования:<text:span text:style-name="T16"> </text:span><text:span text:style-name="T17">ПГ-4 </text:span></text:p>
      <text:p text:style-name="P21">Тип (модель) <text:s text:c="43"/><text:span text:style-name="T17"><text:s/>1457-02</text:span></text:p>
      <text:p text:style-name="P21">Год выпуска <text:s text:c="42"/><text:span text:style-name="T18"><text:s/>__</text:span><text:span text:style-name="T17">-</text:span><text:span text:style-name="T18">_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Понтелейко А.Т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list xml:id="list143836016837220" text:continue-list="list143835079793516" text:style-name="WW8Num2">
        <text:list-item>
          <text:p text:style-name="P33">Оценка технического состояния_______<text:span text:style-name="T17">неудовлетворительное</text:span>__</text:p>
        </text:list-item>
        <text:list-item>
          <text:p text:style-name="P33">Рекомендации по дальнейшему использованию__<text:span text:style-name="T17">эксплуатация запрещена <text:s/></text:span></text:p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23_"__октября__2017_г</text:p>
      <text:p text:style-name="P11"/>
      <text:p text:style-name="P21">Адрес потребителя газа: <text:span text:style-name="T17">Оплисский ФАП</text:span></text:p>
      <text:p text:style-name="P21">Наименование газоиспользующего оборудования:<text:span text:style-name="T16"> </text:span><text:span text:style-name="T17">ПГ-2 </text:span></text:p>
      <text:p text:style-name="P21">Тип (заводской номер) <text:s text:c="35"/><text:span text:style-name="T17">31361</text:span></text:p>
      <text:p text:style-name="P21">Год выпуска <text:s text:c="42"/><text:span text:style-name="T18"><text:s/>__</text:span><text:span text:style-name="T17">1981</text:span><text:span text:style-name="T18">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Понтелейко А.Т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list xml:id="list143835840295291" text:continue-numbering="true" text:style-name="WW8Num2">
        <text:list-item>
          <text:p text:style-name="P33">Оценка технического состояния_______<text:span text:style-name="T17">неудовлетворительное</text:span>__</text:p>
        </text:list-item>
        <text:list-item>
          <text:p text:style-name="P33">Рекомендации по дальнейшему использованию__<text:span text:style-name="T17">эксплуатация запрещена <text:s/></text:span></text:p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2"/></text:span><text:span text:style-name="T11">А.Т.Понтелейко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8_"__сентября__2017_г</text:p>
      <text:p text:style-name="P11"/>
      <text:p text:style-name="P21">Адрес потребителя газа: <text:span text:style-name="T17">ГУ «Браславский рай ЦГЭ»</text:span></text:p>
      <text:p text:style-name="P21">Наименование газоиспользующего оборудования:<text:span text:style-name="T16"> </text:span><text:span text:style-name="T17">ПГ-4 </text:span></text:p>
      <text:p text:style-name="P21">Тип (модель) <text:s text:c="43"/><text:span text:style-name="T17"><text:s/>1457-02</text:span></text:p>
      <text:p text:style-name="P21">Год выпуска <text:s text:c="42"/><text:span text:style-name="T18"><text:s/>__</text:span><text:span text:style-name="T17">1993</text:span><text:span text:style-name="T18">_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Сыропятко Е.И.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list xml:id="list143835637145711" text:continue-numbering="true" text:style-name="WW8Num2">
        <text:list-item>
          <text:p text:style-name="P33">Оценка технического состояния_______<text:span text:style-name="T17">неудовлетворительное</text:span>__</text:p>
        </text:list-item>
        <text:list-item>
          <text:p text:style-name="P33">Рекомендации по дальнейшему использованию__<text:span text:style-name="T17">эксплуатация запрещена <text:s/></text:span></text:p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Е.И.Сыропятко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3"/>
      <text:p text:style-name="P14"/>
      <text:p text:style-name="P41">ФОРМА <text:s/>15-ВДГ</text:p>
      <text:p text:style-name="P4">ПУ «Браславгаз»</text:p>
      <text:p text:style-name="P3"><text:s text:c="242"/></text:p>
      <text:p text:style-name="P5"><text:s text:c="126"/></text:p>
      <text:p text:style-name="P25"><text:s text:c="92"/><text:span text:style-name="T1">УТВЕРЖДАЮ</text:span></text:p>
      <text:p text:style-name="P25"><text:span text:style-name="T2"><text:s text:c="106"/></text:span><text:span text:style-name="T6">Главный инженер</text:span></text:p>
      <text:p text:style-name="P25"><text:s text:c="96"/><text:span text:style-name="T27"><text:s/>должность</text:span></text:p>
      <text:p text:style-name="P25"><text:span text:style-name="T2"><text:s text:c="106"/></text:span><text:span text:style-name="T4"><text:s/>_________</text:span><text:span text:style-name="T6">В.Р.Шукель</text:span></text:p>
      <text:p text:style-name="P30"><text:s text:c="14"/><text:span text:style-name="T27"><text:s/>подпись, инициалы, фамилия</text:span></text:p>
      <text:p text:style-name="Text_20_body"><text:span text:style-name="T2"><text:s text:c="107"/>"____"______________</text:span><text:span text:style-name="T5">20</text:span><text:span text:style-name="T2">__</text:span><text:span text:style-name="T5">г</text:span><text:span text:style-name="T2">.</text:span></text:p>
      <text:p text:style-name="P9">АКТ</text:p>
      <text:p text:style-name="P9">проверки <text:s/>технического <text:s/>состояния <text:s/></text:p>
      <text:p text:style-name="P9">газоиспользующего оборудования</text:p>
      <text:p text:style-name="P10"/>
      <text:p text:style-name="P11">г.Браслав <text:s text:c="75"/>"_4_"__июля__2017_г</text:p>
      <text:p text:style-name="P11"/>
      <text:p text:style-name="P21">Адрес потребителя газа: <text:span text:style-name="T17">ГУО «Друйский детский сад Браславского р-на»</text:span></text:p>
      <text:p text:style-name="P21">Наименование газоиспользующего оборудования:<text:span text:style-name="T16"> </text:span><text:span text:style-name="T17">ПГ-4 Гефест</text:span></text:p>
      <text:p text:style-name="P21">Тип (модель) <text:s text:c="43"/><text:span text:style-name="T17"><text:s/>300-03</text:span></text:p>
      <text:p text:style-name="P21">Год выпуска <text:s text:c="42"/><text:span text:style-name="T18"><text:s/>__</text:span><text:span text:style-name="T17">1990</text:span><text:span text:style-name="T18">_________</text:span><text:span text:style-name="T16"> <text:s text:c="2"/></text:span></text:p>
      <text:p text:style-name="P21">Срок эксплуатации по <text:s text:c="2"/>техническим <text:s/>нормативным правовым актам,</text:p>
      <text:p text:style-name="P11">лет <text:span text:style-name="T17">10.</text:span></text:p>
      <text:p text:style-name="P21">Комиссия в составе: </text:p>
      <text:p text:style-name="P11">представитель газоснабжающей организации <text:s/><text:span text:style-name="T17">мастер Пожарский И.И.</text:span></text:p>
      <text:p text:style-name="P11"><text:span text:style-name="T2"><text:s text:c="96"/></text:span><text:span text:style-name="T27">должность, фамилия, инициалы <text:s/></text:span></text:p>
      <text:p text:style-name="P11">потребитель газа <text:s text:c="4"/><text:span text:style-name="T11"><text:s/>Селицкая В Г</text:span></text:p>
      <text:p text:style-name="P11"><text:span text:style-name="T2"><text:s text:c="48"/></text:span><text:span text:style-name="T27"><text:s/>фамилия, инициалы</text:span></text:p>
      <text:p text:style-name="P11">составила настоящий акт проверки технического состояния.</text:p>
      <text:p text:style-name="P21"><text:s/>Заключение комиссии:</text:p>
      <text:p text:style-name="P21">1. Обнаружены дефекты___<text:span text:style-name="T17">физический износ</text:span>___________</text:p>
      <text:list xml:id="list143836705459773" text:continue-numbering="true" text:style-name="WW8Num2">
        <text:list-item>
          <text:p text:style-name="P33">Оценка технического состояния_______<text:span text:style-name="T17">неудовлетворительное</text:span>__</text:p>
        </text:list-item>
        <text:list-item>
          <text:p text:style-name="P33">Рекомендации по дальнейшему использованию__<text:span text:style-name="T17">эксплуатация запрещена <text:s/></text:span></text:p>
        </text:list-item>
      </text:list>
      <text:p text:style-name="P28"/>
      <text:p text:style-name="P27"><text:s text:c="2"/>Подписи членов комиссии: <text:s text:c="2"/>_____________ <text:s text:c="5"/><text:span text:style-name="T26">И.И.Пожарский</text:span>_</text:p>
      <text:p text:style-name="P27"><text:s text:c="54"/><text:span text:style-name="T27"><text:s/>подпись <text:s text:c="22"/>инициалы, фамилия</text:span></text:p>
      <text:p text:style-name="P27"><text:span text:style-name="T2"><text:s text:c="62"/>_______________ <text:s text:c="3"/></text:span><text:span text:style-name="T11"><text:s/>В.Г.Селицкая</text:span></text:p>
      <text:p text:style-name="P11"><text:s text:c="56"/><text:span text:style-name="T27">подпись <text:s text:c="22"/>инициалы, фамилия 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" svg:font-family="FreeSans" style:font-family-generic="swiss"/>
    <style:font-face style:name="Noto Sans Devanagari1" svg:font-family="'Noto Sans Devanagari'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7.4811in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0.5909in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indent="6.9898in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6.6937in" style:auto-text-indent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text-indent="0.5909in" style:auto-text-indent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text-align="center" style:justify-single-word="false" fo:text-indent="0.5909in" style:auto-text-indent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end" style:justify-single-word="false" fo:keep-with-next="always"/>
      <style:text-properties fo:font-size="14pt" style:font-size-asian="14pt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Название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Название_20_объекта" style:display-name="Название объекта" style:family="paragraph" style:parent-style-name="Standard" style:next-style-name="Standard" style:list-style-name="WW8Num3"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indent="0.5909in" style:auto-text-indent="false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909in" style:auto-text-indent="false"/>
      <style:text-properties fo:font-size="12pt" style:font-size-asian="12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style:font-size-asian="12pt"/>
    </style:style>
    <style:style style:name="Основной_20_текст_20_2" style:display-name="Основной текст 2" style:family="paragraph" style:parent-style-name="Standard">
      <style:paragraph-properties fo:margin-left="0in" fo:margin-right="0.0783in" fo:text-indent="0in" style:auto-text-indent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sPlusNonformat" style:family="paragraph">
      <style:paragraph-properties fo:orphans="0" fo:widows="0" fo:hyphenation-ladder-count="no-limit" style:text-autospace="none" style:punctuation-wrap="hanging" style:line-break="strict" style:writing-mode="lr-tb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ConsPlusCell" style:family="paragraph">
      <style:paragraph-properties fo:orphans="0" fo:widows="0" fo:hyphenation-ladder-count="no-limit" style:text-autospace="none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Верхний_20_колонтитул_20_слева" style:display-name="Верхний колонтитул слева" style:family="paragraph" style:parent-style-name="Standard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3z0" style:family="text"/>
    <style:style style:name="WW8Num4z0" style:family="text"/>
    <style:style style:name="WW8Num4z1" style:family="text"/>
    <style:style style:name="WW8Num4z2" style:family="text">
      <style:text-properties fo:font-weight="bold" style:font-weight-asian="bold" style:font-weight-complex="bold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>
      <style:text-properties fo:font-weight="bold" style:font-weight-asian="bold" style:font-weight-complex="bold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>
      <style:text-properties fo:font-weight="bold" style:font-weight-asian="bold" style:font-weight-complex="bold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-Absatz-Standardschriftart" style:family="text"/>
    <style:style style:name="WW8Num7z2" style:family="text">
      <style:text-properties fo:font-weight="bold" style:font-weight-asian="bold" style:font-weight-complex="bold"/>
    </style:style>
    <style:style style:name="WW-Absatz-Standardschriftart1" style:family="text"/>
    <style:style style:name="WW8Num8z0" style:family="text">
      <style:text-properties fo:font-size="12pt" style:font-size-asian="12pt" style:font-size-complex="12pt"/>
    </style:style>
    <style:style style:name="WW8Num9z0" style:family="text">
      <style:text-properties fo:font-size="12pt" style:font-size-asian="12pt" style:font-size-complex="12pt"/>
    </style:style>
    <style:style style:name="WW8Num10z0" style:family="text">
      <style:text-properties fo:font-size="12pt" style:font-size-asian="12pt" style:font-size-complex="12pt"/>
    </style:style>
    <style:style style:name="WW8Num11z0" style:family="text">
      <style:text-properties fo:font-size="12pt" style:font-size-asian="12pt"/>
    </style:style>
    <style:style style:name="WW8Num12z0" style:family="text">
      <style:text-properties fo:font-size="12pt" style:font-size-asian="12pt" style:font-size-complex="12pt"/>
    </style:style>
    <style:style style:name="WW8Num17z0" style:family="text">
      <style:text-properties fo:font-size="14pt" style:font-size-asian="14pt"/>
    </style:style>
    <style:style style:name="WW8Num18z0" style:family="text">
      <style:text-properties fo:font-size="14pt" style:font-size-asian="14pt" style:font-size-complex="14pt"/>
    </style:style>
    <style:style style:name="WW8Num19z0" style:family="text">
      <style:text-properties fo:language="en" fo:country="US"/>
    </style:style>
    <style:style style:name="WW8Num20z0" style:family="text">
      <style:text-properties fo:font-size="14pt" style:font-size-asian="14pt"/>
    </style:style>
    <style:style style:name="WW-Absatz-Standardschriftart11" style:family="text"/>
    <style:style style:name="WW8Num7z0" style:family="text"/>
    <style:style style:name="WW8Num14z0" style:family="text"/>
    <style:style style:name="WW8Num16z0" style:family="text"/>
    <style:style style:name="WW-Absatz-Standardschriftart111" style:family="text"/>
    <style:style style:name="WW8Num13z0" style:family="text">
      <style:text-properties style:font-name="Liberation Serif1" fo:font-family="'Liberation Serif', 'Times New Roman'" style:font-family-generic="roman" style:font-pitch="variable" fo:font-size="12pt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WW8Num15z0" style:family="text">
      <style:text-properties fo:font-size="12pt" style:font-size-asian="12pt" style:font-size-complex="12pt"/>
    </style:style>
    <style:style style:name="WW8Num21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22z0" style:family="text"/>
    <style:style style:name="WW8Num23z0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6z0" style:family="text"/>
    <style:style style:name="WW8Num27z0" style:family="text"/>
    <style:style style:name="WW8Num28z0" style:family="text"/>
    <style:style style:name="WW8Num29z0" style:family="text">
      <style:text-properties fo:font-size="12pt" style:font-size-asian="12pt" style:font-size-complex="12pt"/>
    </style:style>
    <style:style style:name="WW8Num30z0" style:family="text"/>
    <style:style style:name="WW8Num31z0" style:family="text">
      <style:text-properties fo:font-size="14pt" style:font-size-asian="14pt"/>
    </style:style>
    <style:style style:name="WW8Num32z0" style:family="text">
      <style:text-properties fo:font-size="14pt" style:font-size-asian="14pt" style:font-size-complex="14pt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4z0" style:family="text"/>
    <style:style style:name="WW8Num35z0" style:family="text"/>
    <style:style style:name="WW8Num36z0" style:family="text"/>
    <style:style style:name="WW8Num37z0" style:family="text"/>
    <style:style style:name="WW8Num38z0" style:family="text">
      <style:text-properties fo:language="en" fo:country="US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40z0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3z0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6z0" style:family="text"/>
    <style:style style:name="WW8Num47z0" style:family="text"/>
    <style:style style:name="WW8Num48z0" style:family="text"/>
    <style:style style:name="WW8Num49z0" style:family="text">
      <style:text-properties fo:font-size="14pt" style:font-size-asian="14pt" style:font-size-complex="14pt"/>
    </style:style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0.8409in" fo:text-indent="-0.25in" fo:margin-left="0.84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/>
    </style:style>
    <style:page-layout style:name="Mpm1">
      <style:page-layout-properties fo:page-width="8.2681in" fo:page-height="11.6929in" style:num-format="1" style:print-orientation="portrait" fo:margin-top="0.5909in" fo:margin-bottom="0.5in" fo:margin-left="0.9846in" fo:margin-right="0.5909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17in" style:dynamic-spacing="true"/>
      </style:header-style>
      <style:footer-style>
        <style:header-footer-properties fo:min-height="0.0909in" fo:margin-left="0in" fo:margin-right="0in" fo:margin-top="0.0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8862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2in" style:dynamic-spacing="true"/>
      </style:header-style>
      <style:footer-style>
        <style:header-footer-properties fo:min-height="0.0909in" fo:margin-left="0in" fo:margin-right="0in" fo:margin-top="0.05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"/>
      </loext:header-first>
      <style:header-left>
        <text:p text:style-name="Верхний_20_колонтитул_20_слева"/>
      </style:header-left>
      <style:footer>
        <text:p text:style-name="Footer"/>
      </style:footer>
      <loext:footer-first>
        <text:p text:style-name="MP1"/>
        <text:p text:style-name="Footer"/>
      </loext:footer-first>
      <style:footer-left>
        <text:p text:style-name="Footer"/>
      </style:footer-left>
    </style:master-page>
    <style:master-page style:name="Convert_20_1" style:display-name="Convert 1" style:page-layout-name="Mpm1">
      <style:header>
        <text:p text:style-name="Header"/>
      </style:header>
      <loext:header-first>
        <text:p text:style-name="Header"/>
      </loext:header-first>
      <style:header-left>
        <text:p text:style-name="Верхний_20_колонтитул_20_слева"/>
      </style:header-left>
      <style:footer>
        <text:p text:style-name="Footer"/>
      </style:footer>
      <loext:footer-first>
        <text:p text:style-name="MP1"/>
        <text:p text:style-name="Footer"/>
      </loext:footer-first>
      <style:footer-left>
        <text:p text:style-name="Footer"/>
      </style:footer-left>
    </style:master-page>
    <style:master-page style:name="Convert_20_2" style:display-name="Convert 2" style:page-layout-name="Mpm1">
      <style:header>
        <text:p text:style-name="Header"/>
      </style:header>
      <loext:header-first>
        <text:p text:style-name="Header"/>
      </loext:header-first>
      <style:header-left>
        <text:p text:style-name="Верхний_20_колонтитул_20_слева"/>
      </style:header-left>
      <style:footer>
        <text:p text:style-name="Footer"/>
      </style:footer>
      <loext:footer-first>
        <text:p text:style-name="MP1"/>
        <text:p text:style-name="Footer"/>
      </loext:footer-first>
      <style:footer-left>
        <text:p text:style-name="Footer"/>
      </style:footer-left>
    </style:master-page>
    <style:master-page style:name="Convert_20_3" style:display-name="Convert 3" style:page-layout-name="Mpm1">
      <style:header>
        <text:p text:style-name="Header"/>
      </style:header>
      <style:header-left>
        <text:p text:style-name="Header"/>
      </style:header-left>
      <style:footer>
        <text:p text:style-name="MP1"/>
        <text:p text:style-name="Footer"/>
      </style:footer>
      <style:footer-left>
        <text:p text:style-name="MP1"/>
        <text:p text:style-name="Footer"/>
      </style:footer-left>
    </style:master-page>
    <style:master-page style:name="Convert_20_4" style:display-name="Convert 4" style:page-layout-name="Mpm1">
      <style:header>
        <text:p text:style-name="Header"/>
      </style:header>
      <style:header-left>
        <text:p text:style-name="Верхний_20_колонтитул_20_слева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_20_5" style:display-name="Convert 5" style:page-layout-name="Mpm2">
      <style:header>
        <text:p text:style-name="Standard"/>
      </style:header>
      <style:header-left>
        <text:p text:style-name="Standard"/>
      </style:header-left>
      <style:footer>
        <text:p text:style-name="MP2"><text:page-number text:select-page="current">17</text:page-number></text:p>
      </style:footer>
      <style:footer-left>
        <text:p text:style-name="MP2"><text:page-number text:select-page="current">18</text:page-number></text:p>
      </style:footer-left>
    </style:master-page>
    <style:master-page style:name="Convert_20_6" style:display-name="Convert 6" style:page-layout-name="Mpm2">
      <style:header>
        <text:p text:style-name="Standard"/>
      </style:header>
      <style:header-left>
        <text:p text:style-name="Standard"/>
      </style:header-left>
      <style:footer>
        <text:p text:style-name="MP2"><text:page-number text:select-page="current">19</text:page-number></text:p>
      </style:footer>
      <style:footer-left>
        <text:p text:style-name="MP2"><text:page-number text:select-page="current">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ЛЬБОМ 2</dc:title>
    <meta:initial-creator>Љ®¬Ї</meta:initial-creator>
    <meta:creation-date>2013-04-05T03:45:00</meta:creation-date>
    <dc:date>2020-09-03T14:38:34.651803098</dc:date>
    <meta:print-date>2020-09-03T14:35:41.361407636</meta:print-date>
    <meta:editing-cycles>32</meta:editing-cycles>
    <meta:editing-duration>PT7H20M27S</meta:editing-duration>
    <meta:generator>LibreOffice/6.1.5.2$Linux_X86_64 LibreOffice_project/10$Build-2</meta:generator>
    <meta:document-statistic meta:table-count="1" meta:image-count="0" meta:object-count="0" meta:page-count="19" meta:paragraph-count="607" meta:word-count="1793" meta:character-count="43905" meta:non-whitespace-character-count="17152"/>
  </office:meta>
</office:document-meta>
</file>